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75e70" officeooo:paragraph-rsid="00175e70"/>
    </style:style>
    <style:style style:name="P2" style:family="paragraph" style:parent-style-name="Footer">
      <style:text-properties officeooo:rsid="00175e70" officeooo:paragraph-rsid="00175e70"/>
    </style:style>
    <style:style style:name="P3" style:family="paragraph" style:parent-style-name="Subtitle">
      <style:text-properties officeooo:rsid="00175e70" officeooo:paragraph-rsid="00175e70"/>
    </style:style>
    <style:style style:name="P4" style:family="paragraph" style:parent-style-name="Preformatted_20_Text">
      <style:paragraph-properties fo:line-height="125%"/>
    </style:style>
    <style:style style:name="P5" style:family="paragraph" style:parent-style-name="Title">
      <style:text-properties officeooo:rsid="001a88f7" officeooo:paragraph-rsid="001a88f7"/>
    </style:style>
    <style:style style:name="P6" style:family="paragraph" style:parent-style-name="Heading_20_2">
      <style:text-properties officeooo:paragraph-rsid="00175e70"/>
    </style:style>
    <style:style style:name="P7" style:family="paragraph" style:parent-style-name="Heading_20_2">
      <style:text-properties officeooo:paragraph-rsid="001c2fb9"/>
    </style:style>
    <style:style style:name="P8" style:family="paragraph" style:parent-style-name="Heading_20_4">
      <style:text-properties officeooo:paragraph-rsid="001c2fb9"/>
    </style:style>
    <style:style style:name="P9" style:family="paragraph" style:parent-style-name="Preformatted_20_Text">
      <style:paragraph-properties fo:line-height="125%"/>
    </style:style>
    <style:style style:name="P10" style:family="paragraph" style:parent-style-name="Preformatted_20_Text">
      <style:paragraph-properties fo:margin-top="0cm" fo:margin-bottom="0.499cm" style:contextual-spacing="false" fo:line-height="125%"/>
    </style:style>
    <style:style style:name="P11" style:family="paragraph" style:parent-style-name="Preformatted_20_Text">
      <style:paragraph-properties fo:line-height="125%"/>
      <style:text-properties officeooo:paragraph-rsid="001c2fb9"/>
    </style:style>
    <style:style style:name="P12" style:family="paragraph" style:parent-style-name="Preformatted_20_Text">
      <style:text-properties fo:color="#000000" loext:opacity="100%" fo:background-color="#ffffff"/>
    </style:style>
    <style:style style:name="P13" style:family="paragraph" style:parent-style-name="Preformatted_20_Text">
      <style:paragraph-properties fo:margin-top="0cm" fo:margin-bottom="0.499cm" style:contextual-spacing="false"/>
      <style:text-properties fo:color="#000000" loext:opacity="100%" fo:background-color="#ffffff"/>
    </style:style>
    <style:style style:name="P14" style:family="paragraph" style:parent-style-name="Preformatted_20_Text">
      <style:text-properties fo:color="#000000" loext:opacity="100%" officeooo:rsid="00175e70" officeooo:paragraph-rsid="00175e70" fo:background-color="#ffffff"/>
    </style:style>
    <style:style style:name="P15" style:family="paragraph" style:parent-style-name="Preformatted_20_Text">
      <style:text-properties fo:color="#000000" loext:opacity="100%" officeooo:paragraph-rsid="001c2fb9" fo:background-color="#ffffff"/>
    </style:style>
    <style:style style:name="P16" style:family="paragraph" style:parent-style-name="Preformatted_20_Text">
      <style:paragraph-properties fo:margin-top="0cm" fo:margin-bottom="0cm" style:contextual-spacing="false"/>
      <style:text-properties fo:color="#000000" loext:opacity="100%" fo:background-color="#ffffff"/>
    </style:style>
    <style:style style:name="P17" style:family="paragraph" style:parent-style-name="Preformatted_20_Text">
      <style:paragraph-properties fo:margin-top="0cm" fo:margin-bottom="0cm" style:contextual-spacing="false"/>
      <style:text-properties officeooo:paragraph-rsid="001c2fb9"/>
    </style:style>
    <style:style style:name="P18" style:family="paragraph" style:parent-style-name="Preformatted_20_Text">
      <style:paragraph-properties fo:margin-top="0cm" fo:margin-bottom="0cm" style:contextual-spacing="false"/>
    </style:style>
    <style:style style:name="T1" style:family="text">
      <style:text-properties officeooo:rsid="00175e70"/>
    </style:style>
    <style:style style:name="T2" style:family="text">
      <style:text-properties fo:color="#000000" loext:opacity="100%" fo:background-color="#ffffff" loext:char-shading-value="0"/>
    </style:style>
    <style:style style:name="T3" style:family="text">
      <style:text-properties fo:color="#007700" loext:opacity="100%"/>
    </style:style>
    <style:style style:name="T4" style:family="text">
      <style:text-properties fo:color="#0000cc" loext:opacity="100%"/>
    </style:style>
    <style:style style:name="T5" style:family="text">
      <style:text-properties fo:color="#333333" loext:opacity="100%"/>
    </style:style>
    <style:style style:name="T6" style:family="text">
      <style:text-properties fo:background-color="#fff0f0" loext:char-shading-value="0"/>
    </style:style>
    <style:style style:name="T7" style:family="text">
      <style:text-properties fo:color="#bbbbbb" loext:opacity="100%"/>
    </style:style>
    <style:style style:name="T8" style:family="text">
      <style:text-properties fo:color="#008800" loext:opacity="100%" fo:font-weight="bold"/>
    </style:style>
    <style:style style:name="T9" style:family="text">
      <style:text-properties officeooo:rsid="001a88f7"/>
    </style:style>
    <style:style style:name="T10" style:family="text">
      <style:text-properties fo:color="#008000" loext:opacity="100%"/>
    </style:style>
    <style:style style:name="T11" style:family="text">
      <style:text-properties fo:color="#008000" loext:opacity="100%" fo:font-weight="bold"/>
    </style:style>
    <style:style style:name="T12" style:family="text">
      <style:text-properties fo:color="#0000ff" loext:opacity="100%"/>
    </style:style>
    <style:style style:name="T13" style:family="text">
      <style:text-properties fo:color="#0000ff" loext:opacity="100%" fo:font-weight="bold"/>
    </style:style>
    <style:style style:name="T14" style:family="text">
      <style:text-properties fo:color="#ba2121" loext:opacity="100%"/>
    </style:style>
    <style:style style:name="T15" style:family="text">
      <style:text-properties fo:color="#666666" loext:opacity="100%"/>
    </style:style>
    <style:style style:name="T16" style:family="text">
      <style:text-properties fo:color="#a45a77" loext:opacity="100%" fo:font-weight="bold"/>
    </style:style>
    <style:style style:name="T17" style:family="text">
      <style:text-properties fo:color="#107c10" loext:opacity="100%" fo:font-weight="bold"/>
    </style:style>
    <style:style style:name="T18" style:family="text">
      <style:text-properties fo:color="#0451a5" loext:opacity="100%" fo:font-weight="bold"/>
    </style:style>
    <style:style style:name="T19" style:family="text">
      <style:text-properties fo:color="#aa22ff" loext:opacity="100%" fo:font-weight="bold"/>
    </style:style>
    <style:style style:name="T20" style:family="text">
      <style:text-properties officeooo:rsid="001c2f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ab 4: Python Basics</text:p>
      <text:p text:style-name="P3">Date: <text:span text:style-name="T9">31</text:span>/01/2026</text:p>
      <text:h text:style-name="P6" text:outline-level="2"><text:span text:style-name="T1">Q1. Write a python program to reverse a content a file and store it in another file.</text:span></text:h>
      <text:h text:style-name="Heading_20_4" text:outline-level="4">Code:</text:h>
      <text:p text:style-name="P4"><text:span text:style-name="T11">def</text:span><text:span text:style-name="T7"> </text:span><text:span text:style-name="T12">reverseFile</text:span>(inpf, outf):</text:p>
      <text:p text:style-name="P4"><text:s text:c="4"/><text:span text:style-name="T11">with</text:span> <text:span text:style-name="T10">open</text:span>(inpf, <text:span text:style-name="T14">'r'</text:span>) <text:span text:style-name="T11">as</text:span> f:</text:p>
      <text:p text:style-name="P4"><text:s text:c="8"/>content <text:span text:style-name="T15">=</text:span> f<text:span text:style-name="T15">.</text:span>read()</text:p>
      <text:p text:style-name="P4"><text:s text:c="4"/></text:p>
      <text:p text:style-name="P4"><text:s text:c="4"/><text:span text:style-name="T10">reversed</text:span> <text:span text:style-name="T15">=</text:span> content[::<text:span text:style-name="T15">-1</text:span>]</text:p>
      <text:p text:style-name="P4"/>
      <text:p text:style-name="P4"><text:s text:c="4"/><text:span text:style-name="T11">with</text:span> <text:span text:style-name="T10">open</text:span>(outf, <text:span text:style-name="T14">'w'</text:span>) <text:span text:style-name="T11">as</text:span> f:</text:p>
      <text:p text:style-name="P4"><text:s text:c="8"/>f<text:span text:style-name="T15">.</text:span>write(<text:span text:style-name="T10">reversed</text:span>) </text:p>
      <text:p text:style-name="P4"/>
      <text:p text:style-name="P4">inpfile <text:span text:style-name="T15">=</text:span> <text:span text:style-name="T14">"files/source.txt"</text:span></text:p>
      <text:p text:style-name="P4">outfile <text:span text:style-name="T15">=</text:span> <text:span text:style-name="T14">"files/reversed.txt"</text:span></text:p>
      <text:p text:style-name="P4"/>
      <text:p text:style-name="P4">reverseFile(inpfile, outfile);</text:p>
      <text:p text:style-name="P10"><text:span text:style-name="T10">print</text:span>(<text:span text:style-name="T14">f"Reversed content from '</text:span><text:span text:style-name="T16">{</text:span>inpfile<text:span text:style-name="T16">}</text:span><text:span text:style-name="T14">' has been written to '</text:span><text:span text:style-name="T16">{</text:span>outfile<text:span text:style-name="T16">}</text:span><text:span text:style-name="T14">'"</text:span>)</text:p>
      <text:h text:style-name="Heading_20_4" text:outline-level="4">Output:</text:h>
      <text:p text:style-name="P14"><text:span text:style-name="T17">WPC2@selab-09</text:span>:<text:span text:style-name="T18">~/Documents/230905252/Lab4</text:span>$ python3 ReverseFile.py <text:s text:c="14"/></text:p>
      <text:p text:style-name="P12">Reversed content from 'files/source.txt' has been written to 'files/reversed.tx</text:p>
      <text:p text:style-name="P12">t' <text:s text:c="76"/></text:p>
      <text:p text:style-name="P12"><text:span text:style-name="T17">WPC2@selab-09</text:span>:<text:span text:style-name="T18">~/Documents/230905252/Lab4</text:span>$ cat files/source.txt <text:s text:c="16"/></text:p>
      <text:p text:style-name="P12"><text:s text:c="79"/></text:p>
      <text:p text:style-name="P12">Hello, my name is Dhruv! <text:s text:c="54"/></text:p>
      <text:p text:style-name="P12">This is Lab 4 of Web Programming Lab. <text:s text:c="41"/></text:p>
      <text:p text:style-name="P12">We are doing Python basics. <text:s text:c="51"/></text:p>
      <text:p text:style-name="P12"><text:span text:style-name="T17">WPC2@selab-09</text:span>:<text:span text:style-name="T18">~/Documents/230905252/Lab4</text:span>$ cat files/reversed.txt <text:s text:c="14"/></text:p>
      <text:p text:style-name="P12"><text:s text:c="79"/></text:p>
      <text:p text:style-name="P12">.scisab nohtyP gniod era eW <text:s text:c="51"/></text:p>
      <text:p text:style-name="P12">.baL gnimmargorP beW fo 4 baL si sihT <text:s text:c="41"/></text:p>
      <text:p text:style-name="P18"><text:span text:style-name="T2">!vurhD si eman ym ,olleH</text:span></text:p>
      <text:h text:style-name="Heading_20_2" text:outline-level="2">2. Write a python program to implement binary search with recursion.</text:h>
      <text:h text:style-name="Heading_20_4" text:outline-level="4">Code:</text:h>
      <text:p text:style-name="P4"><text:span text:style-name="T11">def</text:span><text:span text:style-name="T7"> </text:span><text:span text:style-name="T12">BinarySearch</text:span>(arr, target, low, high):</text:p>
      <text:p text:style-name="P4"><text:s text:c="4"/><text:span text:style-name="T11">if</text:span> low <text:span text:style-name="T15">&gt;</text:span> high:</text:p>
      <text:p text:style-name="P4"><text:s text:c="8"/><text:span text:style-name="T11">return</text:span> <text:span text:style-name="T15">-1</text:span></text:p>
      <text:p text:style-name="P4"><text:soft-page-break/><text:s text:c="4"/>mid <text:span text:style-name="T15">=</text:span> (low <text:span text:style-name="T15">+</text:span> high) <text:span text:style-name="T15">//</text:span> <text:span text:style-name="T15">2</text:span></text:p>
      <text:p text:style-name="P4"/>
      <text:p text:style-name="P4"><text:s text:c="4"/><text:span text:style-name="T11">if</text:span> (arr[mid] <text:span text:style-name="T15">==</text:span> target):</text:p>
      <text:p text:style-name="P4"><text:s text:c="8"/><text:span text:style-name="T11">return</text:span> mid</text:p>
      <text:p text:style-name="P4"><text:s text:c="4"/><text:span text:style-name="T11">elif</text:span> target <text:span text:style-name="T15">&lt;</text:span> arr[mid]:</text:p>
      <text:p text:style-name="P4"><text:s text:c="8"/><text:span text:style-name="T11">return</text:span> BinarySearch(arr, target, low, mid<text:span text:style-name="T15">-1</text:span>)</text:p>
      <text:p text:style-name="P4"><text:s text:c="4"/><text:span text:style-name="T11">else</text:span>:</text:p>
      <text:p text:style-name="P4"><text:s text:c="8"/><text:span text:style-name="T11">return</text:span> BinarySearch(arr, target, mid<text:span text:style-name="T15">+1</text:span>, high)</text:p>
      <text:p text:style-name="P4"><text:s text:c="4"/></text:p>
      <text:p text:style-name="P4">arr <text:span text:style-name="T15">=</text:span> <text:span text:style-name="T10">list</text:span>(<text:span text:style-name="T10">map</text:span>(<text:span text:style-name="T10">int</text:span>, <text:span text:style-name="T10">input</text:span>(<text:span text:style-name="T14">"Enter sorted elements (space separated): "</text:span>)<text:span text:style-name="T15">.</text:span>split()))</text:p>
      <text:p text:style-name="P4">target <text:span text:style-name="T15">=</text:span> <text:span text:style-name="T10">int</text:span>(<text:span text:style-name="T10">input</text:span>(<text:span text:style-name="T14">"Enter target element: "</text:span>))</text:p>
      <text:p text:style-name="P4"/>
      <text:p text:style-name="P4">result <text:span text:style-name="T15">=</text:span> BinarySearch(arr, target, <text:span text:style-name="T15">0</text:span>, <text:span text:style-name="T10">len</text:span>(arr)<text:span text:style-name="T15">-1</text:span>)</text:p>
      <text:p text:style-name="P4"/>
      <text:p text:style-name="P4"><text:span text:style-name="T11">if</text:span> (result <text:span text:style-name="T15">!=</text:span> <text:span text:style-name="T15">-1</text:span>):</text:p>
      <text:p text:style-name="P4"><text:s text:c="4"/><text:span text:style-name="T10">print</text:span>(<text:span text:style-name="T14">f"Element </text:span><text:span text:style-name="T16">{</text:span>target<text:span text:style-name="T16">}</text:span><text:span text:style-name="T14"> found at index </text:span><text:span text:style-name="T16">{</text:span>result<text:span text:style-name="T16">}</text:span><text:span text:style-name="T14">"</text:span>)</text:p>
      <text:p text:style-name="P4"><text:span text:style-name="T11">else</text:span>:</text:p>
      <text:p text:style-name="P10"><text:s text:c="4"/><text:span text:style-name="T10">print</text:span>(<text:span text:style-name="T14">f"Element </text:span><text:span text:style-name="T16">{</text:span>target<text:span text:style-name="T16">}</text:span><text:span text:style-name="T14"> not found in array"</text:span>)</text:p>
      <text:h text:style-name="Heading_20_4" text:outline-level="4">Output:</text:h>
      <text:p text:style-name="P12"><text:span text:style-name="T17">WPC2@selab-09</text:span>:<text:span text:style-name="T18">~/Documents/230905252/Lab4</text:span>$ python3 BinarySearch.py <text:s text:c="13"/></text:p>
      <text:p text:style-name="P12">Enter sorted elements (space separated): 1 3 5 7 9 <text:s text:c="28"/></text:p>
      <text:p text:style-name="P12">Enter target element: 7 <text:s text:c="55"/></text:p>
      <text:p text:style-name="P17"><text:span text:style-name="T2">Element 7 found at index 3</text:span></text:p>
      <text:h text:style-name="P7" text:outline-level="2">3. Write a python program to sort words in alphabetical order.</text:h>
      <text:h text:style-name="Heading_20_4" text:outline-level="4">Code:</text:h>
      <text:p text:style-name="P4"><text:span text:style-name="T11">def</text:span><text:span text:style-name="T7"> </text:span><text:span text:style-name="T12">sort</text:span>(words):</text:p>
      <text:p text:style-name="P4"><text:s text:c="4"/><text:span text:style-name="T11">for</text:span> i <text:span text:style-name="T19">in</text:span> <text:span text:style-name="T10">range</text:span>(<text:span text:style-name="T10">len</text:span>(words)):</text:p>
      <text:p text:style-name="P4"><text:s text:c="8"/>key <text:span text:style-name="T15">=</text:span> words[i]</text:p>
      <text:p text:style-name="P4"><text:s text:c="8"/>j <text:span text:style-name="T15">=</text:span> i<text:span text:style-name="T15">-1</text:span></text:p>
      <text:p text:style-name="P4"/>
      <text:p text:style-name="P4"><text:s text:c="8"/><text:span text:style-name="T11">while</text:span> j <text:span text:style-name="T15">&gt;=</text:span> <text:span text:style-name="T15">0</text:span> <text:span text:style-name="T19">and</text:span> words[j]<text:span text:style-name="T15">.</text:span>lower() <text:span text:style-name="T15">&gt;</text:span> key<text:span text:style-name="T15">.</text:span>lower():</text:p>
      <text:p text:style-name="P4"><text:s text:c="12"/>words[j<text:span text:style-name="T15">+1</text:span>] <text:span text:style-name="T15">=</text:span> words[j]</text:p>
      <text:p text:style-name="P4"><text:s text:c="12"/>j <text:span text:style-name="T15">-=</text:span> <text:span text:style-name="T15">1</text:span></text:p>
      <text:p text:style-name="P4"><text:s text:c="8"/>words[j<text:span text:style-name="T15">+1</text:span>] <text:span text:style-name="T15">=</text:span> key</text:p>
      <text:p text:style-name="P4"><text:s text:c="4"/><text:span text:style-name="T11">return</text:span> words</text:p>
      <text:p text:style-name="P4"/>
      <text:p text:style-name="P4">text <text:span text:style-name="T15">=</text:span> <text:span text:style-name="T10">input</text:span>(<text:span text:style-name="T14">"Enter words to sort: "</text:span>)</text:p>
      <text:p text:style-name="P4"><text:span text:style-name="T10">sorted</text:span> <text:span text:style-name="T15">=</text:span> sort(text<text:span text:style-name="T15">.</text:span>split())</text:p>
      <text:p text:style-name="P4"/>
      <text:p text:style-name="P4"><text:span text:style-name="T10">print</text:span>(<text:span text:style-name="T14">"Words in alphabetical order:"</text:span>) </text:p>
      <text:p text:style-name="P4"><text:span text:style-name="T11">for</text:span> word <text:span text:style-name="T19">in</text:span> <text:span text:style-name="T10">sorted</text:span>: </text:p>
      <text:p text:style-name="P10"><text:s text:c="4"/><text:span text:style-name="T10">print</text:span>(word)</text:p>
      <text:h text:style-name="Heading_20_4" text:outline-level="4"><text:soft-page-break/>Output:</text:h>
      <text:p text:style-name="P14"><text:span text:style-name="T17">WPC2@selab-09</text:span>:<text:span text:style-name="T18">~/Documents/230905252/Lab4</text:span>$ python3 WordSort.py <text:s text:c="17"/></text:p>
      <text:p text:style-name="P12">Enter words to sort: hello bye mango apple rain <text:s text:c="31"/></text:p>
      <text:p text:style-name="P12">Words in alphabetical order: <text:s text:c="50"/></text:p>
      <text:p text:style-name="P12">apple <text:s text:c="73"/></text:p>
      <text:p text:style-name="P12">bye <text:s text:c="75"/></text:p>
      <text:p text:style-name="P12">hello <text:s text:c="73"/></text:p>
      <text:p text:style-name="P12">mango <text:s text:c="73"/></text:p>
      <text:p text:style-name="P18"><text:span text:style-name="T2">rain</text:span></text:p>
      <text:h text:style-name="Heading_20_2" text:outline-level="2">4. Write a Python class to get all possible unique subsets from a set of distinct integers.</text:h>
      <text:h text:style-name="Heading_20_4" text:outline-level="4">Code:</text:h>
      <text:p text:style-name="P4"><text:span text:style-name="T11">class</text:span><text:span text:style-name="T7"> </text:span><text:span text:style-name="T13">SubsetGenerator</text:span>:</text:p>
      <text:p text:style-name="P4"><text:s text:c="4"/><text:span text:style-name="T11">def</text:span><text:span text:style-name="T7"> </text:span><text:span text:style-name="T12">__init__</text:span>(<text:span text:style-name="T10">self</text:span>, nums):</text:p>
      <text:p text:style-name="P4"><text:s text:c="8"/><text:span text:style-name="T10">self</text:span><text:span text:style-name="T15">.</text:span>nums <text:span text:style-name="T15">=</text:span> nums</text:p>
      <text:p text:style-name="P4"/>
      <text:p text:style-name="P4"><text:s text:c="4"/><text:span text:style-name="T11">def</text:span><text:span text:style-name="T7"> </text:span><text:span text:style-name="T12">getSubsets</text:span>(<text:span text:style-name="T10">self</text:span>):</text:p>
      <text:p text:style-name="P4"><text:s text:c="8"/>result <text:span text:style-name="T15">=</text:span> [[]]</text:p>
      <text:p text:style-name="P4"/>
      <text:p text:style-name="P4"><text:s text:c="8"/><text:span text:style-name="T11">for</text:span> num <text:span text:style-name="T19">in</text:span> <text:span text:style-name="T10">self</text:span><text:span text:style-name="T15">.</text:span>nums:</text:p>
      <text:p text:style-name="P4"><text:s text:c="12"/>new <text:span text:style-name="T15">=</text:span> [subset <text:span text:style-name="T15">+</text:span> [num] <text:span text:style-name="T11">for</text:span> subset <text:span text:style-name="T19">in</text:span> result]</text:p>
      <text:p text:style-name="P4"><text:s text:c="12"/>result<text:span text:style-name="T15">.</text:span>extend(new)</text:p>
      <text:p text:style-name="P4"><text:s text:c="8"/></text:p>
      <text:p text:style-name="P4"><text:s text:c="8"/><text:span text:style-name="T11">return</text:span> result</text:p>
      <text:p text:style-name="P4"/>
      <text:p text:style-name="P4">nums <text:span text:style-name="T15">=</text:span> <text:span text:style-name="T10">list</text:span>(<text:span text:style-name="T10">map</text:span>(<text:span text:style-name="T10">int</text:span>, <text:span text:style-name="T10">input</text:span>(<text:span text:style-name="T14">"Enter distinct integers (space separated): "</text:span>)<text:span text:style-name="T15">.</text:span>split())) </text:p>
      <text:p text:style-name="P4">generator <text:span text:style-name="T15">=</text:span> SubsetGenerator(nums)</text:p>
      <text:p text:style-name="P4">subsets <text:span text:style-name="T15">=</text:span> generator<text:span text:style-name="T15">.</text:span>getSubsets()</text:p>
      <text:p text:style-name="P4"/>
      <text:p text:style-name="P4"><text:span text:style-name="T10">print</text:span>(<text:span text:style-name="T14">"All unique subsets:"</text:span>) </text:p>
      <text:p text:style-name="P10"><text:span text:style-name="T10">print</text:span>(subsets)</text:p>
      <text:h text:style-name="Heading_20_4" text:outline-level="4">Output:</text:h>
      <text:p text:style-name="P14"><text:span text:style-name="T17">WPC2@selab-09</text:span>:<text:span text:style-name="T18">~/Documents/230905252/Lab4</text:span>$ python3 SubsetGenerator.py <text:s text:c="10"/></text:p>
      <text:p text:style-name="P12">Enter distinct integers (space separated): 4 5 6 <text:s text:c="30"/></text:p>
      <text:p text:style-name="P12">All unique subsets: <text:s text:c="59"/></text:p>
      <text:p text:style-name="P17"><text:span text:style-name="T2">[[], [4], [5], [4, 5], [6], [4, 6], [5, 6], [4, 5, 6]]</text:span></text:p>
      <text:h text:style-name="P7" text:outline-level="2"><text:span text:style-name="T20">5</text:span>. Write a Python class to find a pair of elements (indices of the two numbers) from a given array whose sum equals a specific target number.</text:h>
      <text:h text:style-name="P8" text:outline-level="4">Code:</text:h>
      <text:p text:style-name="P11"><text:span text:style-name="T11">class</text:span><text:span text:style-name="T7"> </text:span><text:span text:style-name="T13">TwoSumSolver</text:span>:</text:p>
      <text:p text:style-name="P4"><text:soft-page-break/><text:s text:c="4"/><text:span text:style-name="T11">def</text:span><text:span text:style-name="T7"> </text:span><text:span text:style-name="T12">__init__</text:span>(<text:span text:style-name="T10">self</text:span>, arr, target):</text:p>
      <text:p text:style-name="P4"><text:s text:c="8"/><text:span text:style-name="T10">self</text:span><text:span text:style-name="T15">.</text:span>arr <text:span text:style-name="T15">=</text:span> arr</text:p>
      <text:p text:style-name="P4"><text:s text:c="8"/><text:span text:style-name="T10">self</text:span><text:span text:style-name="T15">.</text:span>target <text:span text:style-name="T15">=</text:span> target</text:p>
      <text:p text:style-name="P4"/>
      <text:p text:style-name="P4"><text:s text:c="4"/><text:span text:style-name="T11">def</text:span><text:span text:style-name="T7"> </text:span><text:span text:style-name="T12">findPair</text:span>(<text:span text:style-name="T10">self</text:span>):</text:p>
      <text:p text:style-name="P4"><text:s text:c="8"/>seen <text:span text:style-name="T15">=</text:span> {}</text:p>
      <text:p text:style-name="P4"><text:s text:c="8"/><text:span text:style-name="T11">for</text:span> i, num <text:span text:style-name="T19">in</text:span> <text:span text:style-name="T10">enumerate</text:span>(arr):</text:p>
      <text:p text:style-name="P4"><text:s text:c="12"/>comp <text:span text:style-name="T15">=</text:span> target <text:span text:style-name="T15">-</text:span> num;</text:p>
      <text:p text:style-name="P4"><text:s text:c="12"/><text:span text:style-name="T11">if</text:span> comp <text:span text:style-name="T19">in</text:span> seen:</text:p>
      <text:p text:style-name="P4"><text:s text:c="16"/><text:span text:style-name="T11">return</text:span> [seen[comp], i]</text:p>
      <text:p text:style-name="P4"><text:s text:c="12"/>seen[num] <text:span text:style-name="T15">=</text:span> i</text:p>
      <text:p text:style-name="P4"><text:s text:c="8"/><text:span text:style-name="T11">return</text:span> <text:span text:style-name="T11">None</text:span></text:p>
      <text:p text:style-name="P4"/>
      <text:p text:style-name="P4">arr <text:span text:style-name="T15">=</text:span> <text:span text:style-name="T10">list</text:span>(<text:span text:style-name="T10">map</text:span>(<text:span text:style-name="T10">int</text:span>, <text:span text:style-name="T10">input</text:span>(<text:span text:style-name="T14">"Enter elements (space separated): "</text:span>)<text:span text:style-name="T15">.</text:span>split()))</text:p>
      <text:p text:style-name="P4">target <text:span text:style-name="T15">=</text:span> <text:span text:style-name="T10">int</text:span>(<text:span text:style-name="T10">input</text:span>(<text:span text:style-name="T14">"Enter target sum: "</text:span>))</text:p>
      <text:p text:style-name="P4"/>
      <text:p text:style-name="P4">solver <text:span text:style-name="T15">=</text:span> TwoSumSolver(arr, target)</text:p>
      <text:p text:style-name="P4">result <text:span text:style-name="T15">=</text:span> solver<text:span text:style-name="T15">.</text:span>findPair()</text:p>
      <text:p text:style-name="P4"/>
      <text:p text:style-name="P4"><text:span text:style-name="T11">if</text:span> result: </text:p>
      <text:p text:style-name="P4"><text:s text:c="4"/><text:span text:style-name="T10">print</text:span>(<text:span text:style-name="T14">f"Pair found at indexes </text:span><text:span text:style-name="T16">{</text:span>result[<text:span text:style-name="T15">0</text:span>]<text:span text:style-name="T16">}</text:span><text:span text:style-name="T14"> and </text:span><text:span text:style-name="T16">{</text:span>result[<text:span text:style-name="T15">1</text:span>]<text:span text:style-name="T16">}</text:span><text:span text:style-name="T14">"</text:span>)</text:p>
      <text:p text:style-name="P4"><text:span text:style-name="T11">else</text:span>: </text:p>
      <text:p text:style-name="P10"><text:s text:c="4"/><text:span text:style-name="T10">print</text:span>(<text:span text:style-name="T14">"No pair found"</text:span>)</text:p>
      <text:h text:style-name="P8" text:outline-level="4">Output:</text:h>
      <text:p text:style-name="P15"><text:span text:style-name="T17">WPC2@selab-09</text:span>:<text:span text:style-name="T18">~/Documents/230905252/Lab4</text:span>$ python3 TwoSum.py <text:s text:c="19"/></text:p>
      <text:p text:style-name="P12">Enter elements (space separated): 10 20 10 40 50 60 70 <text:s text:c="24"/></text:p>
      <text:p text:style-name="P12">Enter target sum: 50 <text:s text:c="58"/></text:p>
      <text:p text:style-name="P16">Pair found at indexes 2 and 3 </text:p>
      <text:h text:style-name="P7" text:outline-level="2"><text:span text:style-name="T20">6</text:span>. Write a Python class to implement pow(x, n).</text:h>
      <text:h text:style-name="P8" text:outline-level="4">Code:</text:h>
      <text:p text:style-name="P11"><text:span text:style-name="T11">class</text:span><text:span text:style-name="T7"> </text:span><text:span text:style-name="T13">PowerCalculator</text:span>:</text:p>
      <text:p text:style-name="P4"><text:s text:c="4"/><text:span text:style-name="T11">def</text:span><text:span text:style-name="T7"> </text:span><text:span text:style-name="T12">__init__</text:span>(<text:span text:style-name="T10">self</text:span>, x, n):</text:p>
      <text:p text:style-name="P4"><text:s text:c="8"/><text:span text:style-name="T10">self</text:span><text:span text:style-name="T15">.</text:span>x <text:span text:style-name="T15">=</text:span> x</text:p>
      <text:p text:style-name="P4"><text:s text:c="8"/><text:span text:style-name="T10">self</text:span><text:span text:style-name="T15">.</text:span>n <text:span text:style-name="T15">=</text:span> n</text:p>
      <text:p text:style-name="P4"/>
      <text:p text:style-name="P4"><text:s text:c="4"/><text:span text:style-name="T11">def</text:span><text:span text:style-name="T7"> </text:span><text:span text:style-name="T12">pow</text:span>(<text:span text:style-name="T10">self</text:span>):</text:p>
      <text:p text:style-name="P4"><text:s text:c="8"/>x, n <text:span text:style-name="T15">=</text:span> <text:span text:style-name="T10">self</text:span><text:span text:style-name="T15">.</text:span>x, <text:span text:style-name="T10">self</text:span><text:span text:style-name="T15">.</text:span>n</text:p>
      <text:p text:style-name="P4"><text:s text:c="8"/>res <text:span text:style-name="T15">=</text:span> <text:span text:style-name="T15">1</text:span></text:p>
      <text:p text:style-name="P4"/>
      <text:p text:style-name="P4"><text:s text:c="8"/><text:span text:style-name="T11">if</text:span> n <text:span text:style-name="T15">&lt;</text:span> <text:span text:style-name="T15">0</text:span>:</text:p>
      <text:p text:style-name="P4"><text:s text:c="12"/>x <text:span text:style-name="T15">=</text:span> <text:span text:style-name="T15">1/</text:span>x</text:p>
      <text:p text:style-name="P4"><text:s text:c="12"/>n <text:span text:style-name="T15">=</text:span> <text:span text:style-name="T15">-</text:span>n</text:p>
      <text:p text:style-name="P4"/>
      <text:p text:style-name="P4"><text:s text:c="8"/><text:span text:style-name="T11">while</text:span> n <text:span text:style-name="T15">&gt;</text:span> <text:span text:style-name="T15">0</text:span>:</text:p>
      <text:p text:style-name="P4"><text:soft-page-break/><text:s text:c="12"/><text:span text:style-name="T11">if</text:span> n <text:span text:style-name="T15">%</text:span> <text:span text:style-name="T15">2</text:span> <text:span text:style-name="T15">==</text:span> <text:span text:style-name="T15">1</text:span>:</text:p>
      <text:p text:style-name="P4"><text:s text:c="16"/>res <text:span text:style-name="T15">*=</text:span> x</text:p>
      <text:p text:style-name="P4"><text:s text:c="12"/>x <text:span text:style-name="T15">*=</text:span> x</text:p>
      <text:p text:style-name="P4"><text:s text:c="12"/>n <text:span text:style-name="T15">//=</text:span> <text:span text:style-name="T15">2</text:span></text:p>
      <text:p text:style-name="P4"><text:s text:c="8"/></text:p>
      <text:p text:style-name="P4"><text:s text:c="8"/><text:span text:style-name="T11">return</text:span> res</text:p>
      <text:p text:style-name="P4"/>
      <text:p text:style-name="P4">x <text:span text:style-name="T15">=</text:span> <text:span text:style-name="T10">float</text:span>(<text:span text:style-name="T10">input</text:span>(<text:span text:style-name="T14">"Enter base (x): "</text:span>))</text:p>
      <text:p text:style-name="P4">n <text:span text:style-name="T15">=</text:span> <text:span text:style-name="T10">int</text:span>(<text:span text:style-name="T10">input</text:span>(<text:span text:style-name="T14">"Enter exponent (n): "</text:span>))</text:p>
      <text:p text:style-name="P4"/>
      <text:p text:style-name="P4">calculator <text:span text:style-name="T15">=</text:span> PowerCalculator(x, n)</text:p>
      <text:p text:style-name="P10"><text:span text:style-name="T10">print</text:span>(<text:span text:style-name="T14">f"</text:span><text:span text:style-name="T16">{</text:span>x<text:span text:style-name="T16">}</text:span><text:span text:style-name="T14">^</text:span><text:span text:style-name="T16">{</text:span>n<text:span text:style-name="T16">}</text:span><text:span text:style-name="T14"> = </text:span><text:span text:style-name="T16">{</text:span><text:span text:style-name="T10">round</text:span>(calculator<text:span text:style-name="T15">.</text:span>pow(),<text:span text:style-name="T15">8</text:span>)<text:span text:style-name="T16">}</text:span><text:span text:style-name="T14">"</text:span>)</text:p>
      <text:h text:style-name="P8" text:outline-level="4">Output:</text:h>
      <text:p text:style-name="P15"><text:span text:style-name="T17">WPC2@selab-09</text:span>:<text:span text:style-name="T18">~/Documents/230905252/Lab4</text:span>$ python3 PowerFunc.py <text:s text:c="16"/></text:p>
      <text:p text:style-name="P12">Enter base (x): 2.5 <text:s text:c="59"/></text:p>
      <text:p text:style-name="P12">Enter exponent (n): -2 <text:s text:c="56"/></text:p>
      <text:p text:style-name="P18"><text:span text:style-name="T2">2.5^-2 = 0.16 </text:span></text:p>
      <text:h text:style-name="P7" text:outline-level="2"><text:span text:style-name="T20">7</text:span>. Write a Python class which has two methods get_String and print_String. The get_String accept a string from the user and print_String print the string in upper case.</text:h>
      <text:h text:style-name="P8" text:outline-level="4">Code:</text:h>
      <text:p text:style-name="P11"><text:span text:style-name="T11">class</text:span><text:span text:style-name="T7"> </text:span><text:span text:style-name="T13">StringHandler</text:span>:</text:p>
      <text:p text:style-name="P4"><text:s text:c="4"/><text:span text:style-name="T11">def</text:span><text:span text:style-name="T7"> </text:span><text:span text:style-name="T12">__init__</text:span>(<text:span text:style-name="T10">self</text:span>):</text:p>
      <text:p text:style-name="P4"><text:s text:c="8"/><text:span text:style-name="T10">self</text:span><text:span text:style-name="T15">.</text:span>text <text:span text:style-name="T15">=</text:span> <text:span text:style-name="T14">""</text:span></text:p>
      <text:p text:style-name="P4"/>
      <text:p text:style-name="P4"><text:s text:c="4"/><text:span text:style-name="T11">def</text:span><text:span text:style-name="T7"> </text:span><text:span text:style-name="T12">getString</text:span>(<text:span text:style-name="T10">self</text:span>):</text:p>
      <text:p text:style-name="P4"><text:s text:c="8"/><text:span text:style-name="T10">self</text:span><text:span text:style-name="T15">.</text:span>text <text:span text:style-name="T15">=</text:span> <text:span text:style-name="T10">input</text:span>(<text:span text:style-name="T14">"Enter a string: "</text:span>)</text:p>
      <text:p text:style-name="P4"/>
      <text:p text:style-name="P4"><text:s text:c="4"/><text:span text:style-name="T11">def</text:span><text:span text:style-name="T7"> </text:span><text:span text:style-name="T12">printString</text:span>(<text:span text:style-name="T10">self</text:span>):</text:p>
      <text:p text:style-name="P4"><text:s text:c="8"/><text:span text:style-name="T10">print</text:span>(<text:span text:style-name="T10">self</text:span><text:span text:style-name="T15">.</text:span>text<text:span text:style-name="T15">.</text:span>upper())</text:p>
      <text:p text:style-name="P4"/>
      <text:p text:style-name="P4">handler <text:span text:style-name="T15">=</text:span> StringHandler()</text:p>
      <text:p text:style-name="P4">handler<text:span text:style-name="T15">.</text:span>getString()</text:p>
      <text:p text:style-name="P10">handler<text:span text:style-name="T15">.</text:span>printString()</text:p>
      <text:h text:style-name="P8" text:outline-level="4">Output:</text:h>
      <text:p text:style-name="P15"><text:span text:style-name="T17">WPC2@selab-09</text:span>:<text:span text:style-name="T18">~/Documents/230905252/Lab4</text:span>$ python3 StringClass.py <text:s text:c="14"/></text:p>
      <text:p text:style-name="P12">Enter a string: hello world <text:s text:c="51"/></text:p>
      <text:p text:style-name="P13">HELLO WORL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5e70" officeooo:paragraph-rsid="00175e70"/>
    </style:style>
    <style:style style:name="MP2" style:family="paragraph" style:parent-style-name="Footer">
      <style:text-properties officeooo:rsid="00175e70" officeooo:paragraph-rsid="00175e70"/>
    </style:style>
    <style:style style:name="MT1" style:family="text">
      <style:text-properties officeooo:rsid="001a88f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hruv Vijay Phalod<text:tab/>230905252 | 6-CSE-C2 (Roll: 41)<text:tab/>WPL Lab <text:span text:style-name="MT1">4</text:span>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4T11:05:10.183227965</meta:creation-date>
    <dc:date>2026-01-31T10:44:54.318248454</dc:date>
    <meta:editing-duration>PT37M50S</meta:editing-duration>
    <meta:editing-cycles>5</meta:editing-cycles>
    <meta:generator>LibreOffice/7.4.7.2$Linux_X86_64 LibreOffice_project/40$Build-2</meta:generator>
    <meta:document-statistic meta:table-count="0" meta:image-count="0" meta:object-count="0" meta:page-count="5" meta:paragraph-count="174" meta:word-count="707" meta:character-count="6718" meta:non-whitespace-character-count="4212"/>
  </office:meta>
</office:document-meta>
</file>